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01.01.2012 <text:span text:style-name="T2">Версия 0.29а Исправления.</text:span></text:p>
      <text:p text:style-name="P1"><text:span text:style-name="T2">- исправлена ошибка переформатирования рамдиска при входе в </text:span>DOS <text:span text:style-name="T2">через </text:span>Basic 48,<text:span text:style-name="T2"> когда стек установлен ниже </text:span>32768.</text:p>
      <text:p text:style-name="P3"/>
      <text:p text:style-name="P3">04.12.2011 Версия 0.29 Добавления.</text:p>
      <text:p text:style-name="P3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3">- устранена ошибка форматирования рамдиска после включения или повреждения.</text:p>
      <text:p text:style-name="P3"/>
      <text:p text:style-name="P3">09.10.2011Версия 0.28 Исправления.</text:p>
      <text:p text:style-name="P1"><text:span text:style-name="T2">- исправлена ошибка из-за которой не работали программы использующие доступ к портам ВГ93 через адрес </text:span>0x3D2F <text:span text:style-name="T2">с реальной дискетой</text:span>.</text:p>
      <text:p text:style-name="P3"/>
      <text:p text:style-name="P1"><text:span text:style-name="T2">29.09.2011</text:span> <text:span text:style-name="T2">Версия 0.27 Исправления.</text:span></text:p>
      <text:p text:style-name="P1"><text:span text:style-name="T2">- исправлена ошибка команды </text:span>«Merge» <text:span text:style-name="T2">из-за которой портилось содержимое подгруженного файла.</text:span></text:p>
      <text:p text:style-name="P1"><text:span text:style-name="T2">- исправлена не очистка буфера введенных команд при возврате в </text:span>Basic <text:span text:style-name="T2">по команде </text:span>«Return» <text:span text:style-name="T2">из-за чего вместо сообщения «</text:span>OK<text:span text:style-name="T2">» выдавалась ошибка.</text:span></text:p>
      <text:p text:style-name="P1"><text:span text:style-name="T2">- исправлена ошибка команды </text:span>«RUN “filename” CODE».</text:p>
      <text:p text:style-name="P1">- <text:span text:style-name="T2">исправлена ошибка повторных входов в </text:span>DOS <text:span text:style-name="T2">из меню </text:span>Basic 128.</text:p>
      <text:p text:style-name="P3"/>
      <text:p text:style-name="P3">04.05.2011 Версия 0.26. Изменения и исправления.</text:p>
      <text:p text:style-name="P3">- некоторые перестановки кода, возможно заработают некоторые программы переставшие работать.</text:p>
      <text:p text:style-name="P3">- исправлена ошибка загрузки файлов типа <text:span text:style-name="T1">DATA.</text:span></text:p>
      <text:p text:style-name="P1"/>
      <text:p text:style-name="P1">24.<text:span text:style-name="T2">03.2011 Версия 0.25 Исправление.</text:span></text:p>
      <text:p text:style-name="P1"><text:span text:style-name="T2">- поправил перехват </text:span>LDIR, <text:span text:style-name="T2">заработал </text:span>Honey Commander.</text:p>
      <text:p text:style-name="P1"/>
      <text:p text:style-name="P1">17.03.2011 <text:span text:style-name="T2">Версия 0.24 Доработки.</text:span></text:p>
      <text:p text:style-name="P3">- переделано сохранение разрешенных/запрещенных прерываний, перехватчик теперь всегда работает при запрещенных прерываниях.</text:p>
      <text:p text:style-name="P3">- переделано определение в какие порты должна происходить запись при перехвате.</text:p>
      <text:p text:style-name="P1"><text:span text:style-name="T2">- переделан перехват записи в порт </text:span>#FF, <text:span text:style-name="T2">освобожден рестарт </text:span>RST #30.</text:p>
      <text:p text:style-name="P1"/>
      <text:p text:style-name="P1">28.02.2011 <text:span text:style-name="T2">Версия 0.23 Испраление ошибок.</text:span></text:p>
      <text:p text:style-name="P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2">Версия 0.22 Исправление ошибок.</text:span></text:p>
      <text:p text:style-name="P3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<text:soft-page-break/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<text:soft-page-break/>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01T13:22:13.01</dc:date>
    <meta:editing-duration>P9DT19H31M25S</meta:editing-duration>
    <meta:editing-cycles>71</meta:editing-cycles>
    <meta:generator>LibreOffice/3.4$Win32 LibreOffice_project/340m1$Build-402</meta:generator>
    <meta:document-statistic meta:table-count="0" meta:image-count="0" meta:object-count="0" meta:page-count="3" meta:paragraph-count="84" meta:word-count="1122" meta:character-count="8070" meta:non-whitespace-character-count="7029"/>
  </office:meta>
</office:document-meta>
</file>